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6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7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Funder 1971, 1972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All Lund radiocarbon date lists have been checked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Lasca, 1966</text:p>
          </table:table-cell>
          <table:table-cell table:number-columns-repeated="249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27">
          <gnm:selection gnm:start-col="4" gnm:start-row="27" gnm:end-col="4" gnm:end-row="27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9T09:31:15Z</dc:date>
    <meta:creation-date>2022-08-05T13:35:39Z</meta:creation-date>
    <meta:generator>gnumeric/1.12.46</meta:generator>
  </office:meta>
</office:document-meta>
</file>